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,Italic" svg:font-family="'Calibri,Italic'"/>
    <style:font-face style:name="Symbol" svg:font-family="Symbol"/>
    <style:font-face style:name="Calibri2" svg:font-family="Calibri" style:font-family-generic="swiss"/>
    <style:font-face style:name="Calibri,Italic1" svg:font-family="'Calibri,Italic'" style:font-family-generic="swiss"/>
    <style:font-face style:name="Courier New2" svg:font-family="'Courier New'" style:font-family-generic="swiss"/>
    <style:font-face style:name="Lucida Sans3" svg:font-family="'Lucida Sans'" style:font-family-generic="swiss"/>
    <style:font-face style:name="Symbol2" svg:font-family="Symbol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1" svg:font-family="Symbo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5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stroke="none" draw:fill="none" fo:min-height="0.722cm"/>
      <style:paragraph-properties style:writing-mode="lr-tb"/>
    </style:style>
    <style:style style:name="gr4" style:family="graphic" style:parent-style-name="standard">
      <style:graphic-properties draw:stroke="none" draw:fill="none" fo:min-height="1.347cm"/>
      <style:paragraph-properties style:writing-mode="lr-tb"/>
    </style:style>
    <style:style style:name="gr5" style:family="graphic" style:parent-style-name="standard">
      <style:graphic-properties draw:stroke="none" draw:fill="none" fo:min-height="2.544cm"/>
      <style:paragraph-properties style:writing-mode="lr-tb"/>
    </style:style>
    <style:style style:name="gr6" style:family="graphic" style:parent-style-name="standard">
      <style:graphic-properties draw:stroke="none" draw:fill="none" fo:min-height="1.491cm"/>
      <style:paragraph-properties style:writing-mode="lr-tb"/>
    </style:style>
    <style:style style:name="gr7" style:family="graphic" style:parent-style-name="standard">
      <style:graphic-properties draw:stroke="none" draw:fill="none" fo:min-height="5.889cm"/>
      <style:paragraph-properties style:writing-mode="lr-tb"/>
    </style:style>
    <style:style style:name="gr8" style:family="graphic" style:parent-style-name="standard">
      <style:graphic-properties draw:stroke="none" draw:fill="none" fo:min-height="2.881cm"/>
      <style:paragraph-properties style:writing-mode="lr-tb"/>
    </style:style>
    <style:style style:name="gr9" style:family="graphic" style:parent-style-name="standard">
      <style:graphic-properties draw:stroke="none" draw:fill="none" fo:min-height="0.891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draw:fill="none" fo:min-height="0.712cm"/>
      <style:paragraph-properties style:writing-mode="lr-tb"/>
    </style:style>
    <style:style style:name="gr12" style:family="graphic" style:parent-style-name="standard">
      <style:graphic-properties draw:stroke="none" draw:fill="none" fo:min-height="0.766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standard">
      <style:graphic-properties draw:stroke="none" draw:fill="none" fo:min-height="3.601cm"/>
      <style:paragraph-properties style:writing-mode="lr-tb"/>
    </style:style>
    <style:style style:name="gr15" style:family="graphic" style:parent-style-name="standard">
      <style:graphic-properties draw:stroke="none" draw:fill="none" fo:min-height="2.161cm"/>
      <style:paragraph-properties style:writing-mode="lr-tb"/>
    </style:style>
    <style:style style:name="gr16" style:family="graphic" style:parent-style-name="standard">
      <style:graphic-properties draw:stroke="none" draw:fill="none" fo:min-height="1.274cm"/>
      <style:paragraph-properties style:writing-mode="lr-tb"/>
    </style:style>
    <style:style style:name="gr17" style:family="graphic" style:parent-style-name="standard">
      <style:graphic-properties draw:stroke="none" draw:fill="none" fo:min-height="1.441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draw:stroke="none" draw:fill="none" fo:min-height="0.836cm"/>
      <style:paragraph-properties style:writing-mode="lr-tb"/>
    </style:style>
    <style:style style:name="gr2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582cm"/>
      <style:paragraph-properties style:writing-mode="lr-tb"/>
    </style:style>
    <style:style style:name="gr23" style:family="graphic" style:parent-style-name="standard">
      <style:graphic-properties draw:stroke="none" draw:fill="none" fo:min-height="0.513cm"/>
      <style:paragraph-properties style:writing-mode="lr-tb"/>
    </style:style>
    <style:style style:name="gr24" style:family="graphic" style:parent-style-name="standard">
      <style:graphic-properties draw:stroke="none" draw:fill="none" fo:min-height="1.528cm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1.188cm" fo:min-width="4.89cm"/>
    </style:style>
    <style:style style:name="gr26" style:family="graphic" style:parent-style-name="standard">
      <style:graphic-properties draw:stroke="none" draw:fill="none" fo:min-height="0.753cm"/>
      <style:paragraph-properties style:writing-mode="lr-tb"/>
    </style:style>
    <style:style style:name="gr2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8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47cm" fo:min-width="1.656cm"/>
    </style:style>
    <style:style style:name="gr2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2cm"/>
      <style:paragraph-properties style:writing-mode="lr-tb"/>
    </style:style>
    <style:style style:name="gr31" style:family="graphic" style:parent-style-name="standard">
      <style:graphic-properties draw:stroke="none" draw:fill="none" fo:min-height="7.921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828cm" fo:min-width="2.914cm"/>
    </style:style>
    <style:style style:name="gr3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5.761cm"/>
      <style:paragraph-properties style:writing-mode="lr-tb"/>
    </style:style>
    <style:style style:name="gr35" style:family="graphic" style:parent-style-name="standard">
      <style:graphic-properties draw:stroke="none" draw:fill="none" fo:min-height="11.521cm"/>
      <style:paragraph-properties style:writing-mode="lr-tb"/>
    </style:style>
    <style:style style:name="gr36" style:family="graphic" style:parent-style-name="standard">
      <style:graphic-properties draw:stroke="none" draw:fill="none" fo:min-height="5.041cm"/>
      <style:paragraph-properties style:writing-mode="lr-tb"/>
    </style:style>
    <style:style style:name="gr37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0.29cm" fo:min-width="6.686cm"/>
    </style:style>
    <style:style style:name="gr3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9.617cm"/>
      <style:paragraph-properties style:writing-mode="lr-tb"/>
    </style:style>
    <style:style style:name="gr41" style:family="graphic" style:parent-style-name="standard">
      <style:graphic-properties draw:stroke="none" draw:fill="none" fo:min-height="1.836cm"/>
      <style:paragraph-properties style:writing-mode="lr-tb"/>
    </style:style>
    <style:style style:name="gr42" style:family="graphic" style:parent-style-name="standard">
      <style:graphic-properties draw:stroke="none" draw:fill="none" fo:min-height="1.537cm"/>
      <style:paragraph-properties style:writing-mode="lr-tb"/>
    </style:style>
    <style:style style:name="gr43" style:family="graphic" style:parent-style-name="standard">
      <style:graphic-properties draw:stroke="none" draw:fill="none" fo:min-height="3.607cm"/>
      <style:paragraph-properties style:writing-mode="lr-tb"/>
    </style:style>
    <style:style style:name="gr44" style:family="graphic" style:parent-style-name="standard">
      <style:graphic-properties draw:stroke="none" draw:fill="none" fo:min-height="1.169cm"/>
      <style:paragraph-properties style:writing-mode="lr-tb"/>
    </style:style>
    <style:style style:name="gr45" style:family="graphic" style:parent-style-name="standard">
      <style:graphic-properties draw:stroke="none" draw:fill="none" fo:min-height="4.208cm"/>
      <style:paragraph-properties style:writing-mode="lr-tb"/>
    </style:style>
    <style:style style:name="gr46" style:family="graphic" style:parent-style-name="standard">
      <style:graphic-properties draw:stroke="none" draw:fill="none" fo:min-height="1.582cm"/>
      <style:paragraph-properties style:writing-mode="lr-tb"/>
    </style:style>
    <style:style style:name="gr47" style:family="graphic" style:parent-style-name="standard">
      <style:graphic-properties draw:stroke="none" draw:fill="none" fo:min-height="2.561cm"/>
      <style:paragraph-properties style:writing-mode="lr-tb"/>
    </style:style>
    <style:style style:name="gr48" style:family="graphic" style:parent-style-name="standard">
      <style:graphic-properties draw:stroke="none" draw:fill="none" fo:min-height="3.052cm"/>
      <style:paragraph-properties style:writing-mode="lr-tb"/>
    </style:style>
    <style:style style:name="gr49" style:family="graphic" style:parent-style-name="standard">
      <style:graphic-properties draw:stroke="none" draw:fill="none" fo:min-height="5.41cm"/>
      <style:paragraph-properties style:writing-mode="lr-tb"/>
    </style:style>
    <style:style style:name="gr50" style:family="graphic" style:parent-style-name="standard">
      <style:graphic-properties draw:stroke="none" draw:fill="none" fo:min-height="7.814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0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style:writing-mode="lr-tb"/>
      <style:text-properties fo:font-size="33pt" style:font-size-asian="33pt" style:font-size-complex="33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 style:writing-mode="lr-tb"/>
      <style:text-properties style:font-name="Calibri" fo:font-size="19pt" style:font-name-asian="Calibri" style:font-size-asian="19pt" style:font-name-complex="Calibri" style:font-size-complex="19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9" style:family="paragraph">
      <loext:graphic-properties draw:fill="none"/>
      <style:paragraph-properties style:text-autospace="none" style:writing-mode="lr-tb"/>
      <style:text-properties style:font-name="Liberation Sans5" fo:font-size="19pt" style:font-name-asian="Calibri" style:font-size-asian="19pt" style:font-name-complex="Calibri" style:font-size-complex="19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loext:graphic-properties draw:fill="none"/>
      <style:paragraph-properties style:text-autospace="none" style:writing-mode="lr-tb"/>
      <style:text-properties fo:color="#000000" loext:opacity="100%" style:font-name="Liberation Sans5" fo:font-size="13pt" style:font-name-asian="Symbol" style:font-size-asian="13pt" style:font-name-complex="Symbol" style:font-size-complex="13pt"/>
    </style:style>
    <style:style style:name="P14" style:family="paragraph">
      <loext:graphic-properties draw:fill="none"/>
      <style:paragraph-properties style:text-autospace="none" style:writing-mode="lr-tb"/>
      <style:text-properties fo:color="#000000" loext:opacity="100%" style:font-name="Liberation Sans5" fo:font-size="13pt" fo:font-style="italic" style:font-name-asian="Calibri" style:font-size-asian="13pt" style:font-style-asian="italic" style:font-name-complex="Calibri" style:font-size-complex="13pt" style:font-style-complex="italic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color="#000000" loext:opacity="100%" fo:font-weight="bold" style:font-weight-asian="bold" style:font-weight-complex="bold"/>
    </style:style>
    <style:style style:name="P1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style:text-autospace="none" style:writing-mode="lr-tb"/>
      <style:text-properties fo:color="#000000" loext:opacity="100%" style:font-name="Liberation Sans5" fo:font-size="18pt" style:font-name-asian="Calibri" style:font-size-asian="18pt" style:font-name-complex="Calibri" style:font-size-complex="18pt"/>
    </style:style>
    <style:style style:name="P22" style:family="paragraph">
      <loext:graphic-properties draw:fill="none"/>
      <style:paragraph-properties style:writing-mode="lr-tb"/>
      <style:text-properties fo:color="#729fcf" loext:opacity="100%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text-autospace="none" style:writing-mode="lr-tb"/>
      <style:text-properties fo:color="#000000" loext:opacity="100%" style:font-name="Liberation Sans5" fo:font-size="13pt" style:font-name-asian="Calibri" style:font-size-asian="13pt" style:font-name-complex="Calibri" style:font-size-complex="13pt"/>
    </style:style>
    <style:style style:name="P25" style:family="paragraph">
      <loext:graphic-properties draw:fill="none"/>
      <style:paragraph-properties style:text-autospace="none" style:writing-mode="lr-tb"/>
      <style:text-properties fo:color="#000000" loext:opacity="100%" style:font-name="Liberation Sans5" fo:font-size="13pt" style:font-name-asian="Calibri" style:font-size-asian="18pt" style:font-name-complex="Calibri" style:font-size-complex="18pt"/>
    </style:style>
    <style:style style:name="P2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style:writing-mode="lr-tb"/>
      <style:text-properties fo:color="#5983b0" loext:opacity="100%" fo:font-weight="bold" style:font-weight-asian="bold" style:font-weight-complex="bold"/>
    </style:style>
    <style:style style:name="P2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9" style:family="paragraph">
      <loext:graphic-properties draw:fill="none"/>
      <style:paragraph-properties style:text-autospace="none" style:writing-mode="lr-tb"/>
      <style:text-properties style:font-name="Liberation Sans5" fo:font-size="13pt" style:font-name-asian="Calibri" style:font-size-asian="10pt" style:font-name-complex="Calibri" style:font-size-complex="10pt"/>
    </style:style>
    <style:style style:name="P30" style:family="paragraph">
      <loext:graphic-properties draw:fill="none"/>
      <style:paragraph-properties style:text-autospace="none" style:writing-mode="lr-tb"/>
      <style:text-properties style:font-name="Liberation Sans5" fo:font-size="13pt" style:font-name-asian="Calibri" style:font-size-asian="13pt" style:font-name-complex="Calibri" style:font-size-complex="13pt"/>
    </style:style>
    <style:style style:name="P31" style:family="paragraph">
      <loext:graphic-properties draw:fill="none"/>
      <style:paragraph-properties style:text-autospace="none" style:writing-mode="lr-tb"/>
      <style:text-properties style:font-name="Liberation Sans5" fo:font-size="13pt" fo:font-weight="bold" style:font-name-asian="Calibri" style:font-size-asian="13pt" style:font-name-complex="Calibri" style:font-size-complex="13pt"/>
    </style:style>
    <style:style style:name="P32" style:family="paragraph">
      <loext:graphic-properties draw:fill="none"/>
      <style:paragraph-properties style:text-autospace="none" style:writing-mode="lr-tb"/>
      <style:text-properties fo:color="#000000" loext:opacity="100%" style:font-name="Liberation Sans5" fo:font-size="13pt" fo:font-weight="bold" style:font-name-asian="Calibri" style:font-size-asian="13pt" style:font-name-complex="Calibri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New1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9pt" fo:font-style="normal" fo:text-shadow="none" style:text-underline-style="none" fo:font-weight="normal" style:letter-kerning="true" style:font-name-asian="Calibri" style:font-size-asian="19pt" style:font-style-asian="normal" style:font-weight-asian="normal" style:font-name-complex="Calib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,Italic" fo:font-size="19pt" fo:font-style="italic" fo:text-shadow="none" style:text-underline-style="none" fo:font-weight="normal" style:letter-kerning="true" style:font-name-asian="Calibri,Italic" style:font-size-asian="19pt" style:font-style-asian="italic" style:font-weight-asian="normal" style:font-name-complex="Calibri,Italic" style:font-size-complex="1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9pt" fo:font-style="normal" fo:text-shadow="none" style:text-underline-style="none" fo:font-weight="normal" style:letter-kerning="true" style:font-name-asian="Calibri" style:font-size-asian="19pt" style:font-style-asian="normal" style:font-weight-asian="normal" style:font-name-complex="Calib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loext:opacity="100%" style:font-name="Liberation Sans5" fo:font-size="13pt" style:font-name-asian="Calibri" style:font-size-asian="13pt" style:font-name-complex="Calibri" style:font-size-complex="13pt"/>
    </style:style>
    <style:style style:name="T10" style:family="text">
      <style:text-properties fo:color="#000000" loext:opacity="100%" style:font-name="Liberation Sans5" fo:font-size="13pt" style:font-name-asian="Calibri2" style:font-size-asian="13pt" style:font-name-complex="Calibri2" style:font-size-complex="13pt"/>
    </style:style>
    <style:style style:name="T11" style:family="text">
      <style:text-properties fo:color="#000000" loext:opacity="100%" style:font-name="Liberation Sans5" fo:font-size="13pt" fo:font-weight="bold" style:font-name-asian="Courier New2" style:font-size-asian="13pt" style:font-weight-asian="bold" style:font-name-complex="Courier New2" style:font-size-complex="13pt" style:font-weight-complex="bold"/>
    </style:style>
    <style:style style:name="T12" style:family="text">
      <style:text-properties fo:color="#000000" loext:opacity="100%" style:font-name="Liberation Sans5" fo:font-size="13pt" style:font-name-asian="Courier New2" style:font-size-asian="13pt" style:font-name-complex="Courier New2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normal" fo:text-shadow="none" style:text-underline-style="none" fo:font-weight="normal" style:letter-kerning="true" style:font-name-asian="Symbol" style:font-size-asian="13pt" style:font-style-asian="normal" style:font-weight-asian="normal" style:font-name-complex="Symbo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normal" fo:text-shadow="none" style:text-underline-style="none" fo:font-weight="bold" style:letter-kerning="true" style:font-name-asian="Symbol" style:font-size-asian="13pt" style:font-style-asian="normal" style:font-weight-asian="bold" style:font-name-complex="Symbol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Liberation Sans5" fo:font-size="13pt" fo:font-weight="bold" style:font-name-asian="Calibri2" style:font-size-asian="13pt" style:font-weight-asian="bold" style:font-name-complex="Calibri2" style:font-size-complex="13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italic" fo:text-shadow="none" style:text-underline-style="none" fo:font-weight="normal" style:letter-kerning="true" style:font-name-asian="Calibri" style:font-size-asian="13pt" style:font-style-asian="italic" style:font-weight-asian="normal" style:font-name-complex="Calib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italic" fo:text-shadow="none" style:text-underline-style="none" fo:font-weight="normal" style:letter-kerning="true" style:font-name-asian="Courier New2" style:font-size-asian="13pt" style:font-style-asian="italic" style:font-weight-asian="normal" style:font-name-complex="Courier New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New1" fo:font-size="18pt" fo:font-weight="bold" style:font-weight-asian="bold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5" fo:font-size="18pt" style:font-name-asian="Calibri" style:font-size-asian="18pt" style:font-name-complex="Calibri" style:font-size-complex="18pt"/>
    </style:style>
    <style:style style:name="T23" style:family="text">
      <style:text-properties fo:color="#000000" loext:opacity="100%" style:font-name="Liberation Sans5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0c1" loext:opacity="100%" style:font-name="Liberation Sans5" fo:font-size="18pt" style:font-name-asian="Courier New2" style:font-size-asian="18pt" style:font-name-complex="Courier New2" style:font-size-complex="18pt"/>
    </style:style>
    <style:style style:name="T26" style:family="text">
      <style:text-properties fo:color="#5983b0" loext:opacity="100%" style:font-name="Courier New1" fo:font-weight="bold" style:font-weight-asian="bold" style:font-weight-complex="bold"/>
    </style:style>
    <style:style style:name="T27" style:family="text">
      <style:text-properties fo:color="#b4c7dc" loext:opacity="100%" style:font-name="Courier New1" fo:font-weight="bold" style:font-weight-asian="bold" style:font-weight-complex="bold"/>
    </style:style>
    <style:style style:name="T28" style:family="text">
      <style:text-properties fo:color="#000000" loext:opacity="100%" style:font-name="Liberation Sans5" fo:font-size="13pt" style:font-name-asian="Calibri" style:font-size-asian="18pt" style:font-name-complex="Calibri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983b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729fcf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normal" fo:text-shadow="none" style:text-underline-style="none" fo:font-weight="normal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normal" fo:text-shadow="none" style:text-underline-style="none" fo:font-weight="bold" style:letter-kerning="true" style:font-name-asian="Courier New2" style:font-size-asian="13pt" style:font-style-asian="normal" style:font-weight-asian="bold" style:font-name-complex="Courier New2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3pt" fo:font-style="normal" fo:text-shadow="none" style:text-underline-style="none" fo:font-weight="normal" style:letter-kerning="true" style:font-name-asian="Courier New2" style:font-size-asian="13pt" style:font-style-asian="normal" style:font-weight-asian="normal" style:font-name-complex="Courier New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5" fo:font-size="13pt" style:font-name-asian="Calibri" style:font-size-asian="11pt" style:font-name-complex="Calibri" style:font-size-complex="11pt"/>
    </style:style>
    <style:style style:name="T37" style:family="text">
      <style:text-properties style:font-name="Liberation Sans5" fo:font-size="13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38" style:family="text">
      <style:text-properties style:font-name="Liberation Sans5" fo:font-size="13pt" style:font-name-asian="Calibri2" style:font-size-asian="11pt" style:font-name-complex="Calibri2" style:font-size-complex="11pt"/>
    </style:style>
    <style:style style:name="T39" style:family="text">
      <style:text-properties style:font-name="Liberation Sans5" fo:font-size="13pt" style:font-name-asian="Calibri" style:font-size-asian="13pt" style:font-name-complex="Calibri" style:font-size-complex="13pt"/>
    </style:style>
    <style:style style:name="T40" style:family="text">
      <style:text-properties style:font-name="Liberation Sans5" fo:font-size="13pt" fo:font-style="italic" style:font-name-asian="Calibri" style:font-size-asian="13pt" style:font-style-asian="italic" style:font-name-complex="Calibri" style:font-size-complex="13pt" style:font-style-complex="italic"/>
    </style:style>
    <style:style style:name="T41" style:family="text">
      <style:text-properties style:font-name="Liberation Sans5" fo:font-size="13pt" fo:font-style="normal" style:font-name-asian="Calibri" style:font-size-asian="13pt" style:font-style-asian="normal" style:font-name-complex="Calibri" style:font-size-complex="13pt" style:font-style-complex="normal"/>
    </style:style>
    <style:style style:name="T42" style:family="text">
      <style:text-properties style:font-name="Liberation Sans5" fo:font-size="13pt" fo:font-style="italic" fo:font-weight="normal" style:font-name-asian="Calibri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43" style:family="text">
      <style:text-properties style:font-name="Liberation Sans5" fo:font-size="13pt" fo:font-style="italic" style:font-name-asian="Calibri,Italic" style:font-size-asian="13pt" style:font-style-asian="italic" style:font-name-complex="Calibri,Italic" style:font-size-complex="13pt" style:font-style-complex="italic"/>
    </style:style>
    <style:style style:name="T44" style:family="text">
      <style:text-properties style:font-name="Liberation Sans5" fo:font-size="13pt" fo:font-style="italic" style:font-name-asian="Calibri,Italic1" style:font-size-asian="13pt" style:font-style-asian="italic" style:font-name-complex="Calibri,Italic1" style:font-size-complex="13pt" style:font-style-complex="italic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5" fo:font-size="18pt" fo:font-style="normal" fo:text-shadow="none" style:text-underline-style="none" fo:font-weight="bold" style:letter-kerning="true" style:font-name-asian="Calibri" style:font-size-asian="18pt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4. <text:span text:style-name="T1">Преобразования</text:span> типов.</text:p>
          </draw:text-box>
        </draw:frame>
        <draw:frame draw:style-name="gr2" draw:text-style-name="P3" draw:layer="layout" svg:width="26.66cm" svg:height="1.674cm" svg:x="0.753cm" svg:y="3.302cm">
          <draw:text-box>
            <text:p>Преобразование значения переменной одного типа в значение другого типа называется приведение типа и бывает явным и неявным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2">Явные преобразования типов</text:span></text:p>
          </draw:text-box>
        </draw:frame>
        <draw:frame draw:style-name="gr3" draw:text-style-name="P3" draw:layer="layout" svg:width="8.503cm" svg:height="0.972cm" svg:x="0.762cm" svg:y="4.826cm">
          <draw:text-box>
            <text:p><text:span text:style-name="T3">(имя типа) выражение</text:span></text:p>
          </draw:text-box>
        </draw:frame>
        <draw:frame draw:style-name="gr4" draw:text-style-name="P6" draw:layer="layout" svg:width="25.908cm" svg:height="1.597cm" svg:x="0.508cm" svg:y="3.048cm">
          <draw:text-box>
            <text:p text:style-name="P5"><text:span text:style-name="T4">Для любого выражения можно явно ("насильно") указать преобразование его типа, используя унарный оператор, называемый </text:span><text:span text:style-name="T5">приведением типа</text:span><text:span text:style-name="T4">.</text:span></text:p>
          </draw:text-box>
        </draw:frame>
        <draw:frame draw:style-name="gr5" draw:text-style-name="P3" draw:layer="layout" svg:width="16.377cm" svg:height="2.794cm" svg:x="0.895cm" svg:y="6.604cm">
          <draw:text-box>
            <text:p><text:span text:style-name="T3">int x = 10;</text:span></text:p>
            <text:p><text:span text:style-name="T3">double y = 15.3;</text:span></text:p>
            <text:p><text:span text:style-name="T3">y = y + (double)x; //15.3 + 10.0 = 25.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><text:span text:style-name="T2">Неявные преобразования типов</text:span></text:p>
          </draw:text-box>
        </draw:frame>
        <draw:frame draw:style-name="gr6" draw:text-style-name="P8" draw:layer="layout" svg:width="26.416cm" svg:height="1.741cm" svg:x="1.016cm" svg:y="4.609cm">
          <draw:text-box>
            <text:p><text:span text:style-name="T6">При неявном приведении преобразование происходит автоматически, по правилам, заложенным в языке Си.</text:span></text:p>
          </draw:text-box>
        </draw:frame>
        <draw:frame draw:style-name="gr6" draw:text-style-name="P9" draw:layer="layout" svg:width="26.474cm" svg:height="1.741cm" svg:x="0.958cm" svg:y="2.721cm">
          <draw:text-box>
            <text:p text:style-name="P5"><text:span text:style-name="T7">Если операнды оператора принадлежат к разным типам, и нет явного приведения типа, то они <text:s/>неявно приводятся к некоторому общему типу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1" draw:layer="layout" svg:width="25.961cm" svg:height="2.051cm" svg:x="0.963cm" svg:y="1.27cm" presentation:class="title" presentation:user-transformed="true">
          <draw:text-box>
            <text:p text:style-name="P10"><text:span text:style-name="T8">Правила неявного приведения типов при арифметических операциях</text:span></text:p>
          </draw:text-box>
        </draw:frame>
        <draw:frame draw:style-name="gr7" draw:text-style-name="P13" draw:layer="layout" svg:width="27.832cm" svg:height="6.139cm" svg:x="0.108cm" svg:y="4.021cm">
          <draw:text-box>
            <text:list text:style-name="L1">
              <text:list-item>
                <text:p text:style-name="P5"><text:span text:style-name="T9">Если какой</text:span><text:span text:style-name="T10">-</text:span><text:span text:style-name="T9">либо из операндов принадлежит типу </text:span><text:span text:style-name="T11">long double</text:span><text:span text:style-name="T9">, то и другой приводится к </text:span><text:span text:style-name="T11">long double</text:span><text:span text:style-name="T10">.</text:span></text:p>
                <text:p text:style-name="P5"><text:span text:style-name="T10"/></text:p>
              </text:list-item>
              <text:list-item>
                <text:p text:style-name="P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double</text:span><text:span text:style-name="T9">, то и другой приводится к </text:span><text:span text:style-name="T11">double</text:span><text:span text:style-name="T10">.</text:span></text:p>
                <text:p text:style-name="P5"><text:span text:style-name="T10"/></text:p>
              </text:list-item>
              <text:list-item>
                <text:p text:style-name="P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float</text:span><text:span text:style-name="T9">, то и другой приводится к </text:span><text:span text:style-name="T11">float</text:span><text:span text:style-name="T10">.</text:span></text:p>
                <text:p text:style-name="P5"><text:span text:style-name="T10"/></text:p>
              </text:list-item>
              <text:list-item>
                <text:p text:style-name="P5"><text:span text:style-name="T9">В противном случае операнды типов </text:span><text:span text:style-name="T11">char</text:span><text:span text:style-name="T12"> </text:span><text:span text:style-name="T9">и </text:span><text:span text:style-name="T11">short</text:span><text:span text:style-name="T12"> </text:span><text:span text:style-name="T9">приводятся к </text:span><text:span text:style-name="T11">int</text:span><text:span text:style-name="T10">.</text:span></text:p>
                <text:p text:style-name="P5"><text:span text:style-name="T10"/></text:p>
              </text:list-item>
              <text:list-item>
                <text:p text:style-name="P5"><text:span text:style-name="T9">Если один из операндов типа </text:span><text:span text:style-name="T11">long</text:span><text:span text:style-name="T9">, то и другой приводится к </text:span><text:span text:style-name="T11">long</text:span><text:span text:style-name="T10">.</text:span></text:p>
                <text:p text:style-name="P5"><text:span text:style-name="T10"/></text:p>
              </text:list-item>
              <text:list-item>
                <text:p text:style-name="P12"><text:span text:style-name="T13">Если один из типов </text:span><text:span text:style-name="T14">signed</text:span><text:span text:style-name="T13">, другой </text:span><text:span text:style-name="T14">unsigned</text:span><text:span text:style-name="T13">, а ранг одинаковый, то приводится к </text:span><text:span text:style-name="T15">unsigned</text:span><text:span text:style-name="T10"> этого ранга.</text:span></text:p>
              </text:list-item>
            </text:list>
          </draw:text-box>
        </draw:frame>
        <draw:frame draw:style-name="gr8" draw:text-style-name="P3" draw:layer="layout" svg:width="25.775cm" svg:height="3.131cm" svg:x="0.387cm" svg:y="10.331cm">
          <draw:text-box>
            <text:p><text:span text:style-name="T3">int x = 10;</text:span></text:p>
            <text:p><text:span text:style-name="T3">double y = 4.0;</text:span></text:p>
            <text:p><text:span text:style-name="T3">double result = x + y; // 10.0 + 4.0 = 14.0</text:span></text:p>
            <text:p><text:span text:style-name="T3"><text:s text:c="23"/></text:span><text:span text:style-name="T3">// x неявно приводится к типу double</text:span></text:p>
          </draw:text-box>
        </draw:frame>
        <draw:frame draw:style-name="gr9" draw:text-style-name="P14" draw:layer="layout" svg:width="25.146cm" svg:height="1.141cm" svg:x="0.254cm" svg:y="14.478cm">
          <draw:text-box>
            <text:p text:style-name="P5"><text:span text:style-name="T16">Операнды типа </text:span><text:span text:style-name="T17">float </text:span><text:span text:style-name="T16">не приводятся автоматически к типу </text:span><text:span text:style-name="T17">doubl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11" draw:layer="layout" svg:width="25.961cm" svg:height="2.051cm" svg:x="0.949cm" svg:y="1.271cm" presentation:class="title" presentation:user-transformed="true">
          <draw:text-box>
            <text:p text:style-name="P15"><text:span text:style-name="T8">Неявные преобразования типов при присвоении</text:span></text:p>
          </draw:text-box>
        </draw:frame>
        <draw:frame draw:style-name="gr2" draw:text-style-name="P3" draw:layer="layout" svg:width="28.311cm" svg:height="1.674cm" svg:x="0.254cm" svg:y="3.406cm">
          <draw:text-box>
            <text:p>Значение правой части присвоения приводится к типу левой части, который и является типом результата.</text:p>
          </draw:text-box>
        </draw:frame>
        <draw:frame draw:style-name="gr5" draw:text-style-name="P3" draw:layer="layout" svg:width="25.775cm" svg:height="2.794cm" svg:x="0.641cm" svg:y="6.096cm">
          <draw:text-box>
            <text:p><text:span text:style-name="T3">int i;</text:span></text:p>
            <text:p><text:span text:style-name="T3">char c;</text:span></text:p>
            <text:p><text:span text:style-name="T3">i = c; // неявное приведение char к 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1" draw:layer="layout" svg:width="25.961cm" svg:height="2.051cm" svg:x="0.963cm" svg:y="0.997cm" presentation:class="title" presentation:user-transformed="true">
          <draw:text-box>
            <text:p text:style-name="P15"><text:span text:style-name="T8">Потеря информации при преобразовании типов</text:span></text:p>
          </draw:text-box>
        </draw:frame>
        <draw:frame draw:style-name="gr10" draw:text-style-name="P16" draw:layer="layout" svg:width="12.956cm" svg:height="0.963cm" svg:x="0.506cm" svg:y="5.08cm">
          <draw:text-box>
            <text:p><text:span text:style-name="T18">char -&gt; short -&gt; int -&gt; long</text:span></text:p>
          </draw:text-box>
        </draw:frame>
        <draw:frame draw:style-name="gr10" draw:text-style-name="P17" draw:layer="layout" svg:width="24.132cm" svg:height="0.963cm" svg:x="0.506cm" svg:y="6.149cm">
          <draw:text-box>
            <text:p><text:span text:style-name="T19">unsigned char -&gt; unsigned short -&gt; unsigned int -&gt; unsigned long</text:span></text:p>
          </draw:text-box>
        </draw:frame>
        <draw:frame draw:style-name="gr11" draw:text-style-name="P16" draw:layer="layout" svg:width="12.448cm" svg:height="0.962cm" svg:x="0.506cm" svg:y="7.166cm">
          <draw:text-box>
            <text:p><text:span text:style-name="T18">float -&gt; double -&gt; long double</text:span></text:p>
          </draw:text-box>
        </draw:frame>
        <draw:frame draw:style-name="gr12" draw:text-style-name="P3" draw:layer="layout" svg:width="28.311cm" svg:height="1.016cm" svg:x="0.391cm" svg:y="3.556cm">
          <draw:text-box>
            <text:p>Цепочки преобразований без потери информации:</text:p>
          </draw:text-box>
        </draw:frame>
        <draw:frame draw:style-name="gr13" draw:text-style-name="P3" draw:layer="layout" svg:width="24.13cm" svg:height="1.673cm" svg:x="0.508cm" svg:y="9.197cm">
          <draw:text-box>
            <text:p>В остальных случаях мы можем столкнуться с потерей информа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3" draw:layer="layout" svg:width="25.775cm" svg:height="2.794cm" svg:x="0.508cm" svg:y="3.302cm">
          <draw:text-box>
            <text:p><text:span text:style-name="T3">float f = 15.81;</text:span></text:p>
            <text:p><text:span text:style-name="T3">int c;</text:span></text:p>
            <text:p><text:span text:style-name="T3">c = f; // c = 15 неявное приведение с потерей информации</text:span></text:p>
          </draw:text-box>
        </draw:frame>
        <draw:frame draw:style-name="gr14" draw:text-style-name="P3" draw:layer="layout" svg:width="26.67cm" svg:height="3.851cm" svg:x="0.508cm" svg:y="7.325cm">
          <draw:text-box>
            <text:p><text:span text:style-name="T3">int i = 100000; <text:s text:c="2"/>// 0x000186A0 – 4 байта</text:span></text:p>
            <text:p><text:span text:style-name="T3">unsigned short s; // 2 байта</text:span></text:p>
            <text:p><text:span text:style-name="T3">s = i; <text:s text:c="11"/>//неявное приведение с потерей информации</text:span></text:p>
            <text:p text:style-name="P18"><text:span text:style-name="T3"><text:s text:c="18"/></text:span><text:span text:style-name="T3">//s = 34464 <text:s/>(0x86A0)</text:span></text:p>
          </draw:text-box>
        </draw:frame>
        <draw:frame presentation:style-name="pr5" draw:text-style-name="P11" draw:layer="layout" svg:width="25.961cm" svg:height="2.051cm" svg:x="0.964cm" svg:y="0.998cm" presentation:class="title" presentation:user-transformed="true">
          <draw:text-box>
            <text:p text:style-name="P15"><text:span text:style-name="T8">Примеры потери информации</text:span></text:p>
          </draw:text-box>
        </draw:frame>
        <draw:frame draw:style-name="gr15" draw:text-style-name="P3" draw:layer="layout" svg:width="26.67cm" svg:height="2.411cm" svg:x="0.508cm" svg:y="11.559cm">
          <draw:text-box>
            <text:p><text:span text:style-name="T3">unsigned short s1 = 65535; // (0xffff)</text:span></text:p>
            <text:p><text:span text:style-name="T3">short s2 = s1; //неявное приведение с потерей информации</text:span></text:p>
            <text:p text:style-name="P18"><text:span text:style-name="T3"><text:s text:c="15"/></text:span><text:span text:style-name="T3">//s2 = -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draw:style-name="gr16" draw:text-style-name="P19" draw:layer="layout" svg:width="26.67cm" svg:height="1.524cm" svg:x="0.762cm" svg:y="1.778cm">
          <draw:text-box>
            <text:p><text:span text:style-name="T8">Зачем нужно явное приведение типов если есть неявное?</text:span></text:p>
          </draw:text-box>
        </draw:frame>
        <draw:frame draw:style-name="gr5" draw:text-style-name="P20" draw:layer="layout" svg:width="25.775cm" svg:height="2.794cm" svg:x="0.642cm" svg:y="4.318cm">
          <draw:text-box>
            <text:p><text:span text:style-name="T20">int x = 12;</text:span></text:p>
            <text:p><text:span text:style-name="T20">int y = 7;</text:span></text:p>
            <text:p><text:span text:style-name="T20">double z = x/y; // z = 1.0</text:span></text:p>
          </draw:text-box>
        </draw:frame>
        <draw:frame draw:style-name="gr5" draw:text-style-name="P20" draw:layer="layout" svg:width="25.775cm" svg:height="2.794cm" svg:x="0.641cm" svg:y="9.398cm">
          <draw:text-box>
            <text:p><text:span text:style-name="T20">int x = 12;</text:span></text:p>
            <text:p><text:span text:style-name="T20">int y = 7;</text:span></text:p>
            <text:p><text:span text:style-name="T20">double z = (double)x/y; // z = 1.71428571428571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5. Управление потоком.</text:p>
          </draw:text-box>
        </draw:frame>
        <draw:frame draw:style-name="gr12" draw:text-style-name="P6" draw:layer="layout" svg:width="26.924cm" svg:height="1.016cm" svg:x="0.508cm" svg:y="3.556cm">
          <draw:text-box>
            <text:p text:style-name="P5"><text:span text:style-name="T4">Порядок, в котором выполняются вычисления, определяется инструкциями управлен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6" draw:text-style-name="P19" draw:layer="layout" svg:width="26.67cm" svg:height="1.524cm" svg:x="0.762cm" svg:y="1.778cm">
          <draw:text-box>
            <text:p text:style-name="P15"><text:span text:style-name="T21">Блоки инструкций.</text:span></text:p>
          </draw:text-box>
        </draw:frame>
        <draw:frame draw:style-name="gr13" draw:text-style-name="P21" draw:layer="layout" svg:width="26.924cm" svg:height="1.673cm" svg:x="0.508cm" svg:y="3.302cm">
          <draw:text-box>
            <text:p text:style-name="P5"><text:span text:style-name="T22">Выражение становится </text:span><text:span text:style-name="T23">инструкцией</text:span><text:span text:style-name="T22">, если в конце его поставить точку с запятой. </text:span><text:span text:style-name="T24">В Си точка с запятой является заключающим символом инструкции.</text:span></text:p>
          </draw:text-box>
        </draw:frame>
        <draw:frame draw:style-name="gr17" draw:text-style-name="P20" draw:layer="layout" svg:width="2.915cm" svg:height="1.691cm" svg:x="0.641cm" svg:y="5.334cm">
          <draw:text-box>
            <text:p><text:span text:style-name="T20">x = 0;</text:span></text:p>
            <text:p><text:span text:style-name="T20">i++;</text:span></text:p>
          </draw:text-box>
        </draw:frame>
        <draw:frame draw:style-name="gr18" draw:text-style-name="P21" draw:layer="layout" svg:width="26.67cm" svg:height="2.384cm" svg:x="0.762cm" svg:y="7.874cm">
          <draw:text-box>
            <text:p text:style-name="P5"><text:span text:style-name="T22">Фигурные скобки </text:span><text:span text:style-name="T25">{ </text:span><text:span text:style-name="T22">и </text:span><text:span text:style-name="T25">} </text:span><text:span text:style-name="T22">используются для объединения объявлений и инструкций в составную инструкцию, или блок, чтобы с точки зрения синтаксиса эта новая конструкция воспринималась как одна инструкция.</text:span></text:p>
          </draw:text-box>
        </draw:frame>
        <draw:frame draw:style-name="gr18" draw:text-style-name="P21" draw:layer="layout" svg:width="26.67cm" svg:height="2.384cm" svg:x="0.762cm" svg:y="10.668cm">
          <draw:text-box>
            <text:p text:style-name="P5"><text:span text:style-name="T22">Внутри любого блока можно объявлять переменные, область видимости которых будет ограничена фигурными скобкам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16" draw:text-style-name="P19" draw:layer="layout" svg:width="26.67cm" svg:height="1.524cm" svg:x="0.762cm" svg:y="1.778cm">
          <draw:text-box>
            <text:p text:style-name="P15"><text:span text:style-name="T21">Условная инструкция</text:span></text:p>
          </draw:text-box>
        </draw:frame>
        <draw:frame draw:style-name="gr8" draw:text-style-name="P22" draw:layer="layout" svg:width="7.111cm" svg:height="3.131cm" svg:x="6.604cm" svg:y="3.302cm">
          <draw:text-box>
            <text:p><text:span text:style-name="T26">if (выражение)</text:span></text:p>
            <text:p><text:span text:style-name="T26"><text:s text:c="4"/></text:span><text:span text:style-name="T26">Инструкция1</text:span></text:p>
            <text:p><text:span text:style-name="T27">else</text:span></text:p>
            <text:p><text:span text:style-name="T27"><text:s text:c="4"/></text:span><text:span text:style-name="T27">Инструкция2</text:span></text:p>
          </draw:text-box>
        </draw:frame>
        <draw:frame draw:style-name="gr19" draw:text-style-name="P21" draw:layer="layout" svg:width="26.924cm" svg:height="1.086cm" svg:x="0.508cm" svg:y="7.112cm">
          <draw:text-box>
            <text:p text:style-name="P5"><text:span text:style-name="T22">Выражение истинно – это значит результат его вычисления отличен от 0 ( != 0 )</text:span></text:p>
          </draw:text-box>
        </draw:frame>
        <draw:line draw:style-name="gr20" draw:text-style-name="P23" draw:layer="layout" svg:x1="14.986cm" svg:y1="4.318cm" svg:x2="12.7cm" svg:y2="4.572cm">
          <text:p/>
        </draw:line>
        <draw:line draw:style-name="gr21" draw:text-style-name="P23" draw:layer="layout" svg:x1="14.732cm" svg:y1="6.35cm" svg:x2="12.7cm" svg:y2="5.842cm">
          <text:p/>
        </draw:line>
        <draw:frame draw:style-name="gr22" draw:text-style-name="P24" draw:layer="layout" svg:width="9.084cm" svg:height="0.832cm" svg:x="15.046cm" svg:y="3.74cm">
          <draw:text-box>
            <text:p text:style-name="P5"><text:span text:style-name="T9">Выполняется, когда выражение истинно</text:span></text:p>
          </draw:text-box>
        </draw:frame>
        <draw:frame draw:style-name="gr23" draw:text-style-name="P24" draw:layer="layout" svg:width="9.652cm" svg:height="0.763cm" svg:x="14.986cm" svg:y="5.842cm">
          <draw:text-box>
            <text:p text:style-name="P5"><text:span text:style-name="T9">Выполняется, когда выражение ложно</text:span></text:p>
          </draw:text-box>
        </draw:frame>
        <draw:frame draw:style-name="gr8" draw:text-style-name="P20" draw:layer="layout" svg:width="4.064cm" svg:height="3.131cm" svg:x="1.778cm" svg:y="11.093cm">
          <draw:text-box>
            <text:p><text:span text:style-name="T20">if(a &gt; b)</text:span></text:p>
            <text:p><text:span text:style-name="T20"><text:s text:c="3"/></text:span><text:span text:style-name="T20">c = a;</text:span></text:p>
            <text:p><text:span text:style-name="T20">else</text:span></text:p>
            <text:p><text:span text:style-name="T20"><text:s text:c="3"/></text:span><text:span text:style-name="T20">c = b;</text:span></text:p>
          </draw:text-box>
        </draw:frame>
        <draw:frame draw:style-name="gr24" draw:text-style-name="P20" draw:layer="layout" svg:width="6.604cm" svg:height="1.778cm" svg:x="7.112cm" svg:y="10.964cm">
          <draw:text-box>
            <text:p><text:span text:style-name="T20">if(a &gt; b) c = a;</text:span></text:p>
            <text:p><text:span text:style-name="T20">else c = b;</text:span></text:p>
          </draw:text-box>
        </draw:frame>
        <draw:frame draw:style-name="gr24" draw:text-style-name="P20" draw:layer="layout" svg:width="11.684cm" svg:height="1.778cm" svg:x="14.986cm" svg:y="10.964cm">
          <draw:text-box>
            <text:p><text:span text:style-name="T20">if(a &gt; b) c = a; else c = b;</text:span></text:p>
          </draw:text-box>
        </draw:frame>
        <draw:frame draw:style-name="gr19" draw:text-style-name="P21" draw:layer="layout" svg:width="26.924cm" svg:height="1.086cm" svg:x="0.762cm" svg:y="9.398cm">
          <draw:text-box>
            <text:p text:style-name="P5"><text:span text:style-name="T22">Формы записи:</text:span></text:p>
          </draw:text-box>
        </draw:frame>
        <draw:custom-shape draw:style-name="gr25" draw:text-style-name="P23" draw:layer="layout" svg:width="7.62cm" svg:height="2.032cm" svg:x="5.58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5" draw:layer="layout" svg:width="4.572cm" svg:height="1.003cm" svg:x="0.508cm" svg:y="5.601cm">
          <draw:text-box>
            <text:p text:style-name="P5"><text:span text:style-name="T28">Не обязательно</text:span></text:p>
          </draw:text-box>
        </draw:frame>
        <draw:line draw:style-name="gr27" draw:text-style-name="P23" draw:layer="layout" svg:x1="4.318cm" svg:y1="6.096cm" svg:x2="5.588cm" svg:y2="5.842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7" draw:text-style-name="P20" draw:layer="layout" svg:width="4.064cm" svg:height="1.691cm" svg:x="1.524cm" svg:y="3.389cm">
          <draw:text-box>
            <text:p><text:span text:style-name="T20">if(a &gt; b)</text:span></text:p>
            <text:p><text:span text:style-name="T20"><text:s text:c="3"/></text:span><text:span text:style-name="T20">c = a;</text:span></text:p>
          </draw:text-box>
        </draw:frame>
        <draw:frame draw:style-name="gr15" draw:text-style-name="P20" draw:layer="layout" svg:width="4.064cm" svg:height="2.411cm" svg:x="7.874cm" svg:y="3.302cm">
          <draw:text-box>
            <text:p><text:span text:style-name="T20">if(a &gt; b)</text:span></text:p>
            <text:p><text:span text:style-name="T20"><text:s text:c="3"/></text:span><text:span text:style-name="T20">c = a;</text:span></text:p>
            <text:p><text:span text:style-name="T20"><text:s text:c="3"/></text:span><text:span text:style-name="T20">d = b;</text:span></text:p>
          </draw:text-box>
        </draw:frame>
        <draw:custom-shape draw:style-name="gr28" draw:text-style-name="P23" draw:layer="layout" svg:width="3.048cm" svg:height="1.016cm" svg:x="8.63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3" draw:layer="layout" svg:x1="7.874cm" svg:y1="7.112cm" svg:x2="8.89cm" svg:y2="5.842cm">
          <text:p/>
        </draw:line>
        <draw:frame draw:style-name="gr19" draw:text-style-name="P21" draw:layer="layout" svg:width="1.778cm" svg:height="1.086cm" svg:x="6.858cm" svg:y="7.042cm">
          <draw:text-box>
            <text:p text:style-name="P5"><text:span text:style-name="T22">???</text:span></text:p>
          </draw:text-box>
        </draw:frame>
        <draw:frame draw:style-name="gr14" draw:text-style-name="P20" draw:layer="layout" svg:width="4.064cm" svg:height="3.851cm" svg:x="14.478cm" svg:y="3.302cm">
          <draw:text-box>
            <text:p><text:span text:style-name="T20">if(a &gt; b)</text:span></text:p>
            <text:p><text:span text:style-name="T20">{</text:span></text:p>
            <text:p><text:span text:style-name="T20"><text:s text:c="3"/></text:span><text:span text:style-name="T20">c = a;</text:span></text:p>
            <text:p><text:span text:style-name="T20"><text:s text:c="3"/></text:span><text:span text:style-name="T20">d = b;</text:span></text:p>
            <text:p><text:span text:style-name="T20">}</text:span></text:p>
          </draw:text-box>
        </draw:frame>
        <draw:frame draw:style-name="gr14" draw:text-style-name="P20" draw:layer="layout" svg:width="4.572cm" svg:height="3.851cm" svg:x="21.336cm" svg:y="3.302cm">
          <draw:text-box>
            <text:p><text:span text:style-name="T20">if(a &gt; b){</text:span></text:p>
            <text:p><text:span text:style-name="T20"><text:s text:c="3"/></text:span><text:span text:style-name="T20">c = a;</text:span></text:p>
            <text:p><text:span text:style-name="T20"><text:s text:c="3"/></text:span><text:span text:style-name="T20">d = b;</text:span></text:p>
            <text:p><text:span text:style-name="T20">}</text:span></text:p>
          </draw:text-box>
        </draw:frame>
        <draw:frame draw:style-name="gr12" draw:text-style-name="P21" draw:layer="layout" svg:width="17.272cm" svg:height="1.016cm" svg:x="1.524cm" svg:y="1.778cm">
          <draw:text-box>
            <text:p text:style-name="P5"><text:span text:style-name="T22">Применение фигурных скобок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30" draw:text-style-name="P21" draw:layer="layout" svg:width="8.382cm" svg:height="1.27cm" svg:x="10.414cm" svg:y="1.778cm">
          <draw:text-box>
            <text:p text:style-name="P5"><text:span text:style-name="T22">Вложенность условий</text:span></text:p>
          </draw:text-box>
        </draw:frame>
        <draw:frame draw:style-name="gr31" draw:text-style-name="P20" draw:layer="layout" svg:width="8.128cm" svg:height="8.171cm" svg:x="2.794cm" svg:y="4.529cm">
          <draw:text-box>
            <text:p><text:span text:style-name="T20">if(n &gt; 0)</text:span></text:p>
            <text:p><text:span text:style-name="T20">{</text:span></text:p>
            <text:p><text:span text:style-name="T20"><text:s text:c="4"/></text:span><text:span text:style-name="T20">if(a &gt; b)</text:span></text:p>
            <text:p><text:span text:style-name="T20"><text:s text:c="4"/></text:span><text:span text:style-name="T20">{</text:span></text:p>
            <text:p><text:span text:style-name="T20"><text:s text:c="8"/></text:span><text:span text:style-name="T20">z = a;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else</text:span></text:p>
            <text:p><text:span text:style-name="T20"><text:s text:c="4"/></text:span><text:span text:style-name="T20">{</text:span></text:p>
            <text:p><text:span text:style-name="T20"><text:s text:c="8"/></text:span><text:span text:style-name="T20">z = b;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draw:frame draw:style-name="gr14" draw:text-style-name="P20" draw:layer="layout" svg:width="8.128cm" svg:height="3.851cm" svg:x="16.764cm" svg:y="4.785cm">
          <draw:text-box>
            <text:p><text:span text:style-name="T20">if(n &gt; 0)</text:span></text:p>
            <text:p><text:span text:style-name="T20"><text:s text:c="4"/></text:span><text:span text:style-name="T20">if(a &gt; b)</text:span></text:p>
            <text:p><text:span text:style-name="T20"><text:s text:c="8"/></text:span><text:span text:style-name="T20">z = a;</text:span></text:p>
            <text:p><text:span text:style-name="T20"><text:s text:c="4"/></text:span><text:span text:style-name="T20">else</text:span></text:p>
            <text:p><text:span text:style-name="T20"><text:s text:c="8"/></text:span><text:span text:style-name="T20">z = b;</text:span></text:p>
          </draw:text-box>
        </draw:frame>
        <draw:frame draw:style-name="gr12" draw:text-style-name="P25" draw:layer="layout" svg:width="4.572cm" svg:height="1.016cm" svg:x="15.24cm" svg:y="9.906cm">
          <draw:text-box>
            <text:p text:style-name="P5"><text:span text:style-name="T28">Неоднозначность</text:span></text:p>
          </draw:text-box>
        </draw:frame>
        <draw:custom-shape draw:style-name="gr32" draw:text-style-name="P23" draw:layer="layout" svg:width="4.826cm" svg:height="1.524cm" svg:x="17.7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3" draw:layer="layout" svg:x1="18.034cm" svg:y1="9.906cm" svg:x2="19.05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draw:style-name="gr16" draw:text-style-name="P26" draw:layer="layout" svg:width="26.67cm" svg:height="1.524cm" svg:x="0.762cm" svg:y="1.778cm">
          <draw:text-box>
            <text:p text:style-name="P15"><text:span text:style-name="T29">Оборот else-if</text:span></text:p>
          </draw:text-box>
        </draw:frame>
        <draw:frame draw:style-name="gr34" draw:text-style-name="P27" draw:layer="layout" svg:width="8.889cm" svg:height="6.011cm" svg:x="3.303cm" svg:y="3.303cm">
          <draw:text-box>
            <text:p><text:span text:style-name="T26">if (выражение1)</text:span></text:p>
            <text:p><text:span text:style-name="T26"><text:s text:c="4"/></text:span><text:span text:style-name="T26">Инструкция1</text:span></text:p>
            <text:p><text:span text:style-name="T26">else if (выражение2)</text:span></text:p>
            <text:p text:style-name="P18"><text:span text:style-name="T30"><text:s text:c="4"/></text:span><text:span text:style-name="T26">Инструкция2</text:span></text:p>
            <text:p text:style-name="P18"><text:span text:style-name="T26">else if (выражение3)</text:span></text:p>
            <text:p text:style-name="P18"><text:span text:style-name="T30"><text:s text:c="4"/></text:span><text:span text:style-name="T26">Инструкция3</text:span></text:p>
            <text:p><text:span text:style-name="T26">else</text:span></text:p>
            <text:p><text:span text:style-name="T26"><text:s text:c="4"/></text:span><text:span text:style-name="T26">Инструкция4</text:span></text:p>
          </draw:text-box>
        </draw:frame>
        <draw:frame draw:style-name="gr35" draw:text-style-name="P28" draw:layer="layout" svg:width="9.652cm" svg:height="11.771cm" svg:x="15.24cm" svg:y="3.302cm">
          <draw:text-box>
            <text:p><text:span text:style-name="T31">if(a == 0)</text:span></text:p>
            <text:p><text:span text:style-name="T31">{</text:span></text:p>
            <text:p><text:span text:style-name="T31"><text:s text:c="4"/></text:span><text:span text:style-name="T31">z = 8;</text:span></text:p>
            <text:p><text:span text:style-name="T31">}</text:span></text:p>
            <text:p><text:span text:style-name="T31">else if (a == 1)</text:span></text:p>
            <text:p><text:span text:style-name="T31">{</text:span></text:p>
            <text:p><text:span text:style-name="T31"><text:s text:c="4"/></text:span><text:span text:style-name="T31">z = 7;</text:span></text:p>
            <text:p><text:span text:style-name="T31">}</text:span></text:p>
            <text:p><text:span text:style-name="T31">else if (a == 2)</text:span></text:p>
            <text:p><text:span text:style-name="T31">{</text:span></text:p>
            <text:p><text:span text:style-name="T31"><text:s text:c="4"/></text:span><text:span text:style-name="T31">z = 6;</text:span></text:p>
            <text:p><text:span text:style-name="T31">}</text:span></text:p>
            <text:p><text:span text:style-name="T31">else</text:span></text:p>
            <text:p><text:span text:style-name="T31">{</text:span></text:p>
            <text:p><text:span text:style-name="T31"><text:s text:c="3"/></text:span><text:span text:style-name="T31">z = 5;</text:span></text:p>
            <text:p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draw:style-name="gr16" draw:text-style-name="P19" draw:layer="layout" svg:width="26.67cm" svg:height="1.524cm" svg:x="0.762cm" svg:y="1.27cm">
          <draw:text-box>
            <text:p text:style-name="P15"><text:span text:style-name="T21">Инструкция выбора</text:span></text:p>
          </draw:text-box>
        </draw:frame>
        <draw:frame draw:style-name="gr36" draw:text-style-name="P22" draw:layer="layout" svg:width="14.477cm" svg:height="5.291cm" svg:x="6.605cm" svg:y="3.303cm">
          <draw:text-box>
            <text:p><text:span text:style-name="T26">switch (выражение)</text:span></text:p>
            <text:p><text:span text:style-name="T26">{</text:span></text:p>
            <text:p><text:span text:style-name="T26"><text:s text:c="4"/></text:span><text:span text:style-name="T26">case конст-выр: инструкции</text:span></text:p>
            <text:p text:style-name="P18"><text:span text:style-name="T32"><text:s text:c="4"/></text:span><text:span text:style-name="T26">case конст-выр: инструкции</text:span></text:p>
            <text:p text:style-name="P18"><text:span text:style-name="T26"><text:s text:c="4"/></text:span><text:span text:style-name="T26">case конст-выр: инструкции</text:span></text:p>
            <text:p text:style-name="P18"><text:span text:style-name="T26"><text:s text:c="4"/></text:span><text:span text:style-name="T27">default: инструкции</text:span></text:p>
            <text:p text:style-name="P18"><text:span text:style-name="T26">}</text:span></text:p>
          </draw:text-box>
        </draw:frame>
        <draw:custom-shape draw:style-name="gr37" draw:text-style-name="P23" draw:layer="layout" svg:width="10.16cm" svg:height="0.762cm" svg:x="6.85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5" draw:layer="layout" svg:width="4.572cm" svg:height="1.003cm" svg:x="1.016cm" svg:y="7.125cm">
          <draw:text-box>
            <text:p text:style-name="P5"><text:span text:style-name="T28">Не обязательно</text:span></text:p>
          </draw:text-box>
        </draw:frame>
        <draw:line draw:style-name="gr27" draw:text-style-name="P23" draw:layer="layout" svg:x1="4.826cm" svg:y1="7.62cm" svg:x2="6.858cm" svg:y2="7.366cm">
          <text:p/>
        </draw:line>
        <draw:frame draw:style-name="gr23" draw:text-style-name="P25" draw:layer="layout" svg:width="23.114cm" svg:height="0.763cm" svg:x="1.016cm" svg:y="8.649cm">
          <draw:text-box>
            <text:p text:style-name="P5"><text:span text:style-name="T28">Константные выражения должны отричаться друг от друга.</text:span></text:p>
          </draw:text-box>
        </draw:frame>
        <draw:path draw:style-name="gr38" draw:text-style-name="P23" draw:layer="layout" svg:width="6.416cm" svg:height="4.762cm" draw:transform="rotate (-1.5707963267949) translate (16.1274702648465cm 3.29099999999999cm)" svg:viewBox="0 0 6417 4763" svg:d="M0 4606c227-31 418 157 646 84 203-65 424-74 625-21 211 56 414 38 625 62 206 25 424 56 625 0 295-82 163-428 146-645-16-208 3-417-21-625-25-221 64-422 42-646-21-220 0-444 0-667 0-208 0-416 0-625 0-215 0-430 0-646 0-207-54-424 0-625 63-233 379-291 625-229 205 53 411 86 625 83 207-1 417 6 625 0 208-5 415-42 625-41 208 1 415-59 625-42h208 209 187">
          <text:p/>
        </draw:path>
        <draw:frame draw:style-name="gr24" draw:text-style-name="P25" draw:layer="layout" svg:width="7.62cm" svg:height="1.778cm" svg:x="19.812cm" svg:y="5.588cm">
          <draw:text-box>
            <text:p text:style-name="P5"><text:span text:style-name="T28">Здесь выражение == конст-выр</text:span></text:p>
            <text:p text:style-name="P5"><text:span text:style-name="T28">Поток “проваливается”</text:span></text:p>
          </draw:text-box>
        </draw:frame>
        <draw:line draw:style-name="gr39" draw:text-style-name="P23" draw:layer="layout" svg:x1="19.812cm" svg:y1="6.096cm" svg:x2="18.542cm" svg:y2="6.096cm">
          <text:p/>
        </draw:line>
        <draw:frame draw:style-name="gr22" draw:text-style-name="P24" draw:layer="layout" svg:width="25.876cm" svg:height="0.832cm" svg:x="1.048cm" svg:y="9.582cm">
          <draw:text-box>
            <text:p text:style-name="P5"><text:span text:style-name="T9">Вычисления начинаются с той ветви </text:span><text:span text:style-name="T12">case</text:span><text:span text:style-name="T10">, </text:span><text:span text:style-name="T9">в которой константа совпадает со значением выражения.</text:span></text:p>
          </draw:text-box>
        </draw:frame>
        <draw:frame draw:style-name="gr22" draw:text-style-name="P24" draw:layer="layout" svg:width="25.876cm" svg:height="0.832cm" svg:x="1.048cm" svg:y="10.414cm">
          <draw:text-box>
            <text:p text:style-name="P5"><text:span text:style-name="T9">Ветвь default выполняется, если ни одна из констант не совпадает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draw:style-name="gr40" draw:text-style-name="P28" draw:layer="layout" svg:width="5.588cm" svg:height="9.867cm" svg:x="10.668cm" svg:y="2.794cm">
          <draw:text-box>
            <text:p><text:span text:style-name="T31">switch (c)</text:span></text:p>
            <text:p><text:span text:style-name="T31">{</text:span></text:p>
            <text:p><text:span text:style-name="T31"><text:tab/></text:span><text:span text:style-name="T31">case 5:</text:span></text:p>
            <text:p text:style-name="P18"><text:span text:style-name="T31"><text:tab/></text:span><text:span text:style-name="T31">case 7:</text:span></text:p>
            <text:p><text:span text:style-name="T31"><text:s text:c="8"/></text:span><text:span text:style-name="T31">a = 5;</text:span></text:p>
            <text:p><text:span text:style-name="T31"><text:s text:c="4"/></text:span><text:span text:style-name="T31">case 2:</text:span></text:p>
            <text:p><text:span text:style-name="T31"><text:s text:c="8"/></text:span><text:span text:style-name="T31">b = 8;</text:span></text:p>
            <text:p><text:span text:style-name="T31"><text:s text:c="8"/></text:span><text:span text:style-name="T31">break;</text:span></text:p>
            <text:p><text:span text:style-name="T31"><text:s text:c="4"/></text:span><text:span text:style-name="T31">case 17:</text:span></text:p>
            <text:p><text:span text:style-name="T31"><text:s text:c="8"/></text:span><text:span text:style-name="T31">a = 7;</text:span></text:p>
            <text:p><text:span text:style-name="T31"><text:s text:c="8"/></text:span><text:span text:style-name="T31">b = 9;</text:span></text:p>
            <text:p><text:span text:style-name="T31"><text:s text:c="8"/></text:span><text:span text:style-name="T31">break;</text:span></text:p>
            <text:p><text:span text:style-name="T31"><text:s text:c="4"/></text:span><text:span text:style-name="T31">default:</text:span></text:p>
            <text:p><text:span text:style-name="T31"><text:s text:c="8"/></text:span><text:span text:style-name="T31">a = 0;</text:span></text:p>
            <text:p><text:span text:style-name="T31"><text:s text:c="8"/></text:span><text:span text:style-name="T31">b = 0;</text:span></text:p>
            <text:p><text:span text:style-name="T31">}</text:span></text:p>
          </draw:text-box>
        </draw:frame>
        <draw:frame draw:style-name="gr23" draw:text-style-name="P24" draw:layer="layout" svg:width="22.352cm" svg:height="0.763cm" svg:x="2.286cm" svg:y="13.273cm">
          <draw:text-box>
            <text:p text:style-name="P5"><text:span text:style-name="T33">Инструкция </text:span><text:span text:style-name="T34">break</text:span><text:span text:style-name="T35"> </text:span><text:span text:style-name="T33">вызывает немедленный выход из переключателя </text:span><text:span text:style-name="T34">switch</text:span><text:span text:style-name="T33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draw:frame draw:style-name="gr16" draw:text-style-name="P19" draw:layer="layout" svg:width="26.67cm" svg:height="1.524cm" svg:x="0.762cm" svg:y="1.27cm">
          <draw:text-box>
            <text:p text:style-name="P15"><text:span text:style-name="T21">Инструкции цикла</text:span></text:p>
          </draw:text-box>
        </draw:frame>
        <draw:frame draw:style-name="gr11" draw:text-style-name="P21" draw:layer="layout" svg:width="22.352cm" svg:height="0.962cm" svg:x="0.762cm" svg:y="2.794cm">
          <draw:text-box>
            <text:p><text:span text:style-name="T24">Цикл с предусловием:</text:span></text:p>
          </draw:text-box>
        </draw:frame>
        <draw:frame draw:style-name="gr41" draw:text-style-name="P22" draw:layer="layout" svg:width="7.111cm" svg:height="2.086cm" svg:x="9.652cm" svg:y="3.756cm">
          <draw:text-box>
            <text:p><text:span text:style-name="T26">while (выражение)</text:span></text:p>
            <text:p><text:span text:style-name="T26"><text:s text:c="4"/></text:span><text:span text:style-name="T26">Инструкция</text:span></text:p>
          </draw:text-box>
        </draw:frame>
        <draw:frame draw:style-name="gr42" draw:text-style-name="P29" draw:layer="layout" svg:width="26.162cm" svg:height="1.787cm" svg:x="0.762cm" svg:y="6.604cm">
          <draw:text-box>
            <text:p text:style-name="P5"><text:span text:style-name="T36">Вычисляется </text:span><text:span text:style-name="T37">выражение</text:span><text:span text:style-name="T36">. Если его значение отлично от нуля, то выполняется </text:span><text:span text:style-name="T37">инструкция</text:span><text:span text:style-name="T36">, и вычисление </text:span><text:span text:style-name="T37">выражения </text:span><text:span text:style-name="T36">повторяется. Этот цикл продолжается до тех пор, пока выражение не станет равным нулю, после чего вычисления продолжатся с точки, расположенной сразу за </text:span><text:span text:style-name="T37">инструкцией</text:span><text:span text:style-name="T38">.</text:span></text:p>
          </draw:text-box>
        </draw:frame>
        <draw:frame draw:style-name="gr43" draw:text-style-name="P28" draw:layer="layout" svg:width="5.588cm" svg:height="3.857cm" svg:x="9.906cm" svg:y="9.398cm">
          <draw:text-box>
            <text:p><text:span text:style-name="T31">int i = 5;</text:span></text:p>
            <text:p><text:span text:style-name="T31">while (i != 0)</text:span></text:p>
            <text:p><text:span text:style-name="T31">{ </text:span></text:p>
            <text:p><text:span text:style-name="T31"><text:s text:c="4"/></text:span><text:span text:style-name="T31">i--;</text:span></text:p>
            <text:p><text:span text:style-name="T31">}</text:span></text:p>
            <text:p><text:span text:style-name="T31">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draw:frame draw:style-name="gr11" draw:text-style-name="P21" draw:layer="layout" svg:width="22.352cm" svg:height="0.962cm" svg:x="0.762cm" svg:y="1.778cm">
          <draw:text-box>
            <text:p><text:span text:style-name="T24">Цикл с постусловием:</text:span></text:p>
          </draw:text-box>
        </draw:frame>
        <draw:frame draw:style-name="gr14" draw:text-style-name="P22" draw:layer="layout" svg:width="8.128cm" svg:height="3.851cm" svg:x="9.652cm" svg:y="2.74cm">
          <draw:text-box>
            <text:p><text:span text:style-name="T26">do</text:span></text:p>
            <text:p text:style-name="P18"><text:span text:style-name="T32"><text:s text:c="4"/></text:span><text:span text:style-name="T26">Инструкция</text:span></text:p>
            <text:p><text:span text:style-name="T26">while (выражение);</text:span></text:p>
            <text:p><text:span text:style-name="T26"><text:s text:c="4"/></text:span></text:p>
          </draw:text-box>
        </draw:frame>
        <draw:frame draw:style-name="gr44" draw:text-style-name="P30" draw:layer="layout" svg:width="26.162cm" svg:height="1.419cm" svg:x="0.762cm" svg:y="5.588cm">
          <draw:text-box>
            <text:p text:style-name="P5"><text:span text:style-name="T39">Отличаетсся от предыдущего тем, что инструкция выполнится хотя бы раз.</text:span></text:p>
          </draw:text-box>
        </draw:frame>
        <draw:frame draw:style-name="gr45" draw:text-style-name="P28" draw:layer="layout" svg:width="5.588cm" svg:height="4.458cm" svg:x="9.144cm" svg:y="7.988cm">
          <draw:text-box>
            <text:p><text:span text:style-name="T31">int i = 0;</text:span></text:p>
            <text:p><text:span text:style-name="T31">int j = 5;</text:span></text:p>
            <text:p><text:span text:style-name="T31">do</text:span></text:p>
            <text:p><text:span text:style-name="T31">{</text:span></text:p>
            <text:p><text:span text:style-name="T31"><text:s text:c="4"/></text:span><text:span text:style-name="T31">j++;</text:span><text:span text:style-name="T31"><text:tab/></text:span></text:p>
            <text:p><text:span text:style-name="T31">}</text:span></text:p>
            <text:p><text:span text:style-name="T31">while(i != 0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draw:frame draw:style-name="gr11" draw:text-style-name="P21" draw:layer="layout" svg:width="22.352cm" svg:height="0.962cm" svg:x="0.762cm" svg:y="1.778cm">
          <draw:text-box>
            <text:p><text:span text:style-name="T24">Цикл со счетчиком:</text:span></text:p>
          </draw:text-box>
        </draw:frame>
        <draw:frame draw:style-name="gr46" draw:text-style-name="P22" draw:layer="layout" svg:width="19.05cm" svg:height="1.832cm" svg:x="6.096cm" svg:y="3.248cm">
          <draw:text-box>
            <text:p><text:span text:style-name="T26">for(выражение1; выражение2; выражение3)</text:span></text:p>
            <text:p><text:span text:style-name="T26"><text:s text:c="4"/></text:span><text:span text:style-name="T26">инструкция</text:span></text:p>
          </draw:text-box>
        </draw:frame>
        <draw:frame draw:style-name="gr47" draw:text-style-name="P30" draw:layer="layout" svg:width="26.162cm" svg:height="2.811cm" svg:x="0.762cm" svg:y="5.588cm">
          <draw:text-box>
            <text:p text:style-name="P5"><text:span text:style-name="T39">Стначала ваполняется </text:span><text:span text:style-name="T40">выражение1, </text:span><text:span text:style-name="T41">затем проверяется </text:span><text:span text:style-name="T42">выражение2</text:span><text:span text:style-name="T41">, если оно истинно, то выполняется </text:span><text:span text:style-name="T40">инструкция</text:span><text:span text:style-name="T41"> и </text:span><text:span text:style-name="T40">выражение3</text:span><text:span text:style-name="T41">. Затем возвращается к проверки </text:span><text:span text:style-name="T40">выражения2</text:span><text:span text:style-name="T41">.</text:span></text:p>
            <text:p text:style-name="P5"><text:span text:style-name="T39">Любое из этих трех выражений может отсутствовать, но точку с запятой опускать нельзя. При отсутствии </text:span><text:span text:style-name="T43">выражения</text:span><text:span text:style-name="T44">1 </text:span><text:span text:style-name="T39">или </text:span><text:span text:style-name="T43">выражения</text:span><text:span text:style-name="T44">3 </text:span><text:span text:style-name="T39">считается, что их просто нет в конструкции цикла; при отсутствии </text:span><text:span text:style-name="T43">выражения</text:span><text:span text:style-name="T44">2 </text:span><text:span text:style-name="T39">предполагается, что его значение как бы всегда истинно.</text:span></text:p>
          </draw:text-box>
        </draw:frame>
        <draw:frame draw:style-name="gr48" draw:text-style-name="P28" draw:layer="layout" svg:width="10.668cm" svg:height="3.302cm" svg:x="6.35cm" svg:y="9.906cm">
          <draw:text-box>
            <text:p><text:span text:style-name="T31">int j = 0;</text:span></text:p>
            <text:p><text:span text:style-name="T31">for (int i = 5; i &gt; 0; i--)</text:span></text:p>
            <text:p><text:span text:style-name="T31">{</text:span></text:p>
            <text:p><text:span text:style-name="T31"><text:tab/></text:span><text:span text:style-name="T31">j++;</text:span></text:p>
            <text:p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draw:frame draw:style-name="gr11" draw:text-style-name="P21" draw:layer="layout" svg:width="22.352cm" svg:height="0.962cm" svg:x="0.762cm" svg:y="1.778cm">
          <draw:text-box>
            <text:p><text:span text:style-name="T24">Инструкция </text:span><text:span text:style-name="T45">break.</text:span></text:p>
          </draw:text-box>
        </draw:frame>
        <draw:frame draw:style-name="gr23" draw:text-style-name="P31" draw:layer="layout" svg:width="26.162cm" svg:height="0.763cm" svg:x="0.762cm" svg:y="3.048cm">
          <draw:text-box>
            <text:p text:style-name="P5"><text:span text:style-name="T39">Вызывает немедленный выход из самого внутреннего из объемлющих ее циклов или переключателей.</text:span></text:p>
          </draw:text-box>
        </draw:frame>
        <draw:frame draw:style-name="gr40" draw:text-style-name="P28" draw:layer="layout" svg:width="10.668cm" svg:height="9.867cm" svg:x="10.16cm" svg:y="4.572cm">
          <draw:text-box>
            <text:p><text:span text:style-name="T31">int j = 0;</text:span></text:p>
            <text:p><text:span text:style-name="T31">for (int i = 5; ; i--)</text:span></text:p>
            <text:p><text:span text:style-name="T31">{</text:span></text:p>
            <text:p><text:span text:style-name="T31"><text:tab/></text:span><text:span text:style-name="T31">if(i == 0)</text:span></text:p>
            <text:p><text:span text:style-name="T31"><text:s text:c="4"/></text:span><text:span text:style-name="T31">{</text:span></text:p>
            <text:p><text:span text:style-name="T31"><text:s text:c="8"/></text:span><text:span text:style-name="T31">break;</text:span></text:p>
            <text:p><text:span text:style-name="T31"><text:s text:c="4"/></text:span><text:span text:style-name="T31">}</text:span></text:p>
            <text:p><text:span text:style-name="T31"><text:tab/></text:span><text:span text:style-name="T31">while(1)</text:span></text:p>
            <text:p><text:span text:style-name="T31"><text:s text:c="4"/></text:span><text:span text:style-name="T31">{</text:span></text:p>
            <text:p><text:span text:style-name="T31"><text:s text:c="8"/></text:span><text:span text:style-name="T31">j++;</text:span></text:p>
            <text:p><text:span text:style-name="T31"><text:s text:c="8"/></text:span><text:span text:style-name="T31">if(j%3)</text:span></text:p>
            <text:p><text:span text:style-name="T31"><text:s text:c="8"/></text:span><text:span text:style-name="T31">{</text:span></text:p>
            <text:p><text:span text:style-name="T31"><text:s text:c="12"/></text:span><text:span text:style-name="T31">break;</text:span></text:p>
            <text:p><text:span text:style-name="T31"><text:s text:c="8"/></text:span><text:span text:style-name="T31">}</text:span></text:p>
            <text:p><text:span text:style-name="T31"><text:s text:c="4"/></text:span><text:span text:style-name="T31">}</text:span></text:p>
            <text:p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">
        <draw:frame draw:style-name="gr11" draw:text-style-name="P21" draw:layer="layout" svg:width="22.352cm" svg:height="0.962cm" svg:x="0.762cm" svg:y="1.779cm">
          <draw:text-box>
            <text:p><text:span text:style-name="T24">Инструкция </text:span><text:span text:style-name="T45">continue.</text:span></text:p>
          </draw:text-box>
        </draw:frame>
        <draw:frame draw:style-name="gr23" draw:text-style-name="P32" draw:layer="layout" svg:width="26.162cm" svg:height="0.763cm" svg:x="0.762cm" svg:y="3.049cm">
          <draw:text-box>
            <text:p text:style-name="P5"><text:span text:style-name="T9">Вынуждает ближайший объемлющий ее цикл (</text:span><text:span text:style-name="T12">for</text:span><text:span text:style-name="T10">, </text:span><text:span text:style-name="T12">while </text:span><text:span text:style-name="T9">или </text:span><text:span text:style-name="T12">do</text:span><text:span text:style-name="T10">-</text:span><text:span text:style-name="T12">while</text:span><text:span text:style-name="T9">) начать следующий шаг итерации.</text:span></text:p>
          </draw:text-box>
        </draw:frame>
        <draw:frame draw:style-name="gr49" draw:text-style-name="P28" draw:layer="layout" svg:width="10.668cm" svg:height="5.66cm" svg:x="9.398cm" svg:y="5.516cm">
          <draw:text-box>
            <text:p><text:span text:style-name="T31">int j = 0;</text:span></text:p>
            <text:p><text:span text:style-name="T31">for (int i = 5; i &gt; 0; i--)</text:span></text:p>
            <text:p><text:span text:style-name="T31">{</text:span></text:p>
            <text:p><text:span text:style-name="T31"><text:tab/></text:span><text:span text:style-name="T31">if(i == 3)</text:span></text:p>
            <text:p><text:span text:style-name="T31"><text:s text:c="4"/></text:span><text:span text:style-name="T31">{</text:span></text:p>
            <text:p><text:span text:style-name="T31"><text:s text:c="8"/></text:span><text:span text:style-name="T31">continue;</text:span></text:p>
            <text:p><text:span text:style-name="T31"><text:s text:c="4"/></text:span><text:span text:style-name="T31">}</text:span></text:p>
            <text:p><text:span text:style-name="T31"><text:s text:c="4"/></text:span><text:span text:style-name="T31">j++;</text:span></text:p>
            <text:p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draw:frame draw:style-name="gr11" draw:text-style-name="P21" draw:layer="layout" svg:width="22.352cm" svg:height="0.962cm" svg:x="0.762cm" svg:y="1.78cm">
          <draw:text-box>
            <text:p><text:span text:style-name="T24">Инструкция </text:span><text:span text:style-name="T45">goto</text:span><text:span text:style-name="T24"> и метки</text:span><text:span text:style-name="T45">.</text:span></text:p>
          </draw:text-box>
        </draw:frame>
        <draw:frame draw:style-name="gr23" draw:text-style-name="P32" draw:layer="layout" svg:width="26.162cm" svg:height="0.763cm" svg:x="0.762cm" svg:y="3.05cm">
          <draw:text-box>
            <text:p text:style-name="P5"><text:span text:style-name="T9">Инструкция безусловного перехода.</text:span></text:p>
          </draw:text-box>
        </draw:frame>
        <draw:frame draw:style-name="gr50" draw:text-style-name="P28" draw:layer="layout" svg:width="10.668cm" svg:height="8.064cm" svg:x="9.398cm" svg:y="5.334cm">
          <draw:text-box>
            <text:p><text:span text:style-name="T46">for (</text:span><text:span text:style-name="T31">…)</text:span></text:p>
            <text:p><text:span text:style-name="T31">{</text:span></text:p>
            <text:p text:style-name="P18"><text:span text:style-name="T46"><text:tab/></text:span><text:span text:style-name="T31">…</text:span></text:p>
            <text:p><text:span text:style-name="T31"><text:tab/></text:span><text:span text:style-name="T31">for(…)</text:span></text:p>
            <text:p><text:span text:style-name="T31"><text:tab/></text:span><text:span text:style-name="T31">{</text:span></text:p>
            <text:p text:style-name="P18"><text:span text:style-name="T31"><text:tab/></text:span><text:span text:style-name="T31"><text:tab/></text:span><text:span text:style-name="T31">…</text:span></text:p>
            <text:p><text:span text:style-name="T31"><text:tab/></text:span><text:span text:style-name="T31"><text:tab/></text:span><text:span text:style-name="T31">if(err == 1)</text:span></text:p>
            <text:p><text:span text:style-name="T31"><text:s text:c="12"/></text:span><text:span text:style-name="T31">goto error;</text:span></text:p>
            <text:p><text:span text:style-name="T31"><text:tab/></text:span><text:span text:style-name="T31">}</text:span></text:p>
            <text:p><text:span text:style-name="T31">}</text:span></text:p>
            <text:p text:style-name="P18"><text:span text:style-name="T31">…</text:span></text:p>
            <text:p><text:span text:style-name="T31">error:</text:span></text:p>
            <text:p text:style-name="P18"><text:span text:style-name="T31">…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,Italic" svg:font-family="'Calibri,Italic'"/>
    <style:font-face style:name="Symbol" svg:font-family="Symbol"/>
    <style:font-face style:name="Calibri2" svg:font-family="Calibri" style:font-family-generic="swiss"/>
    <style:font-face style:name="Calibri,Italic1" svg:font-family="'Calibri,Italic'" style:font-family-generic="swiss"/>
    <style:font-face style:name="Courier New2" svg:font-family="'Courier New'" style:font-family-generic="swiss"/>
    <style:font-face style:name="Lucida Sans3" svg:font-family="'Lucida Sans'" style:font-family-generic="swiss"/>
    <style:font-face style:name="Symbol2" svg:font-family="Symbol" style:font-family-generic="swiss"/>
    <style:font-face style:name="Courier New1" svg:font-family="'Courier New'" style:font-family-generic="modern" style:font-pitch="fixed"/>
    <style:font-face style:name="Calibri1" svg:font-family="Calibri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1" svg:font-family="Symbo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5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3-01T23:25:23.480000000</dc:date>
    <meta:editing-duration>P1DT3H3M28S</meta:editing-duration>
    <meta:editing-cycles>130</meta:editing-cycles>
    <meta:document-statistic meta:object-count="171"/>
  </office:meta>
</office:document-meta>
</file>